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.213cm" svg:y="0.483cm">
            <draw:object draw:notify-on-update-of-ranges="Feuille1.A2:Feuille1.A12 Feuille1.B2:Feuille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b_threads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.4" calcext:value-type="float">
            <text:p>335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.2" calcext:value-type="float">
            <text:p>335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.2" calcext:value-type="float">
            <text:p>169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6.8" calcext:value-type="float">
            <text:p>196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.1" calcext:value-type="float">
            <text:p>126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.1" calcext:value-type="float">
            <text:p>106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.1" calcext:value-type="float">
            <text:p>108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.1" calcext:value-type="float">
            <text:p>9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34:46.633866824</meta:creation-date>
    <dc:date>2016-11-06T13:37:13.945150635</dc:date>
    <meta:editing-duration>PT47M16S</meta:editing-duration>
    <meta:editing-cycles>2</meta:editing-cycles>
    <meta:generator>LibreOffice/4.2.8.2$Linux_X86_64 LibreOffice_project/42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A2:Feuille1.B12" chart:data-source-has-labels="column" svg:x="0.32cm" svg:y="0.18cm" svg:width="12.428cm" svg:height="8.64cm">
          <chartooo:coordinate-region svg:x="1.127cm" svg:y="0.38cm" svg:width="11.434cm" svg:height="7.793cm"/>
          <chart:axis chart:dimension="x" chart:name="primary-x" chart:style-name="ch4" chartooo:axis-type="auto">
            <chart:categories table:cell-range-address="Feuille1.A2:Feuille1.A12"/>
            <chart:grid chart:style-name="ch5" chart:class="major"/>
            <chart:grid chart:style-name="ch5" chart:class="minor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Feuille1.B2:Feuille1.B12" chart:class="chart:scatter">
            <chart:domain table:cell-range-address="Feuille1.A2:Feuille1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12</svg:desc>
                </draw:g>
              </table:table-cell>
              <table:table-cell office:value-type="float" office:value="335.4">
                <text:p>335.4</text:p>
                <draw:g>
                  <svg:desc>Feuille1.B2:Feuille1.B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35.2">
                <text:p>335.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.1">
                <text:p>9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